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fill="solid" draw:fill-color="#8d281e" draw:textarea-vertical-align="middle" draw:auto-grow-height="false" fo:min-height="13.501cm" fo:min-width="24.251cm" fo:padding-top="0.375cm" fo:padding-bottom="0.375cm" fo:padding-left="0.5cm" fo:padding-right="0.5cm" fo:wrap-option="wrap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346cm" fo:min-width="0.421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5.504cm" loext:decorative="false"/>
      <style:paragraph-properties style:writing-mode="lr-tb"/>
    </style:style>
    <style:style style:name="P1" style:family="paragraph">
      <loext:graphic-properties draw:fill="solid" draw:fill-color="#8d281e"/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style:text-properties fo:font-size="80pt"/>
    </style:style>
    <style:style style:name="P4" style:family="paragraph">
      <loext:graphic-properties draw:fill="none" draw:fill-color="#ffffff"/>
      <style:text-properties fo:color="#168253" loext:opacity="100%" fo:font-size="80pt" fo:font-weight="bold"/>
    </style:style>
    <style:style style:name="T1" style:family="text">
      <style:text-properties fo:color="#168253" loext:opacity="100%" fo:font-size="80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75cm" svg:height="13.75cm" svg:x="-2.25cm" svg:y="2cm">
          <text:p/>
          <draw:enhanced-geometry svg:viewBox="0 0 21600 21600" draw:text-areas="0 0 21600 21600" draw:type="circular-arrow" draw:modifiers="-90.0522815912052 -32.7153396205469 7810.87860673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sition="10800 $0"/>
            <draw:handle draw:handle-radius-range-minimum="0" draw:handle-radius-range-maximum="10800" draw:handle-polar="10800 10800" draw:handle-position="$2 $1"/>
          </draw:enhanced-geometry>
        </draw:custom-shape>
        <draw:g draw:style-name="gr2">
          <draw:polygon draw:style-name="gr3" draw:text-style-name="P2" draw:layer="layout" svg:width="6.743cm" svg:height="9.809cm" svg:x="21.25cm" svg:y="9.188cm" svg:viewBox="0 0 6744 9810" draw:points="1839,0 6744,0 6744,9810 0,9810 0,1839">
            <text:p/>
          </draw:polygon>
          <draw:custom-shape draw:style-name="gr4" draw:text-style-name="P2" draw:layer="layout" svg:width="1.84cm" svg:height="1.841cm" draw:transform="rotate (1.5707963267949) translate (21.25cm 11.02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5">
            <draw:line draw:style-name="gr6" draw:text-style-name="P2" draw:layer="layout" svg:x1="21.25cm" svg:y1="18.998cm" svg:x2="27.994cm" svg:y2="18.998cm">
              <text:p/>
            </draw:line>
            <draw:line draw:style-name="gr6" draw:text-style-name="P2" draw:layer="layout" svg:x1="21.25cm" svg:y1="19cm" svg:x2="21.25cm" svg:y2="11.028cm">
              <text:p/>
            </draw:line>
            <draw:line draw:style-name="gr6" draw:text-style-name="P2" draw:layer="layout" svg:x1="23.089cm" svg:y1="9.188cm" svg:x2="27.994cm" svg:y2="9.188cm">
              <text:p/>
            </draw:line>
            <draw:line draw:style-name="gr6" draw:text-style-name="P2" draw:layer="layout" svg:x1="27.994cm" svg:y1="9.188cm" svg:x2="27.994cm" svg:y2="18.998cm">
              <text:p/>
            </draw:line>
            <draw:line draw:style-name="gr6" draw:text-style-name="P2" draw:layer="layout" svg:x1="23.089cm" svg:y1="9.188cm" svg:x2="21.25cm" svg:y2="11.027cm">
              <text:p/>
            </draw:line>
            <draw:line draw:style-name="gr6" draw:text-style-name="P2" draw:layer="layout" svg:x1="21.28cm" svg:y1="11.028cm" svg:x2="23.119cm" svg:y2="11.028cm">
              <text:p/>
            </draw:line>
            <draw:line draw:style-name="gr6" draw:text-style-name="P2" draw:layer="layout" svg:x1="23.151cm" svg:y1="9.188cm" svg:x2="23.151cm" svg:y2="11.027cm">
              <text:p/>
            </draw:line>
          </draw:g>
          <draw:frame draw:style-name="gr7" draw:text-style-name="P4" draw:layer="layout" svg:width="6.619cm" svg:height="3.405cm" svg:x="21.367cm" svg:y="12.557cm">
            <draw:text-box>
              <text:p text:style-name="P3"><text:span text:style-name="T1">FI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5T14:43:04.939000000</dc:date>
    <meta:editing-duration>PT3H59M22S</meta:editing-duration>
    <meta:editing-cycles>12</meta:editing-cycles>
    <meta:generator>LibreOffice/24.2.4.2$Windows_X86_64 LibreOffice_project/51a6219feb6075d9a4c46691dcfe0cd9c4fff3c2</meta:generator>
    <meta:document-statistic meta:object-count="13"/>
  </office:meta>
</office:document-meta>
</file>